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/>
      <text:h text:style-name="Heading_20_4" text:outline-level="4"/>
      <text:h text:style-name="Heading_20_4" text:outline-level="4">Resumo estratégico</text:h>
      <text:p text:style-name="Text_20_body">Objetivo, público e canais informados no briefing original.</text:p>
      <text:list xml:id="list4222289044" text:style-name="L1">
        <text:list-item>
          <text:p text:style-name="P3">🎯Objetivo: Informe este campo no formulário.</text:p>
        </text:list-item>
        <text:list-item>
          <text:p text:style-name="P3">👥Público-alvo: Informe este campo no formulário.</text:p>
        </text:list-item>
        <text:list-item>
          <text:p text:style-name="P3">💰Orçamento: Informe este campo no formulário.</text:p>
        </text:list-item>
        <text:list-item>
          <text:p text:style-name="P3">📊KPIs: Informe este campo no formulário.</text:p>
        </text:list-item>
        <text:list-item>
          <text:p text:style-name="P3">🗣️Tom / Perfil: Informe este campo no formulário.</text:p>
        </text:list-item>
        <text:list-item>
          <text:p text:style-name="P3">📅Lançamento: Informe a data-alvo.</text:p>
        </text:list-item>
        <text:list-item>
          <text:p text:style-name="P2">🗓️Marcos: Adicione marcos para orientar o cronograma.</text:p>
        </text:list-item>
      </text:list>
      <text:p text:style-name="Text_20_body">Selecione os canais prioritários para visualizar recomendações dedicadas.</text:p>
      <text:p text:style-name="Text_20_body">Runs analisados: 0Exploração: 0% • Exploração: 100%Filtrados adotados: 0Filtrados rejeitados: 0</text:p>
      <text:h text:style-name="Heading_20_4" text:outline-level="4">Recomendações priorizadas</text:h>
      <text:p text:style-name="Text_20_body">Resultado do motor com memória persistente, ordenado por prioridade e score.</text:p>
      <text:p text:style-name="Text_20_body">Prioridade 1</text:p>
      <text:h text:style-name="Heading_20_5" text:outline-level="5">Elaborar documentação clara sobre como funciona cada agente EIAH, fonte dos dados e modelo de cobrança.</text:h>
      <text:p text:style-name="Text_20_body">Score 0.50</text:p>
      <text:p text:style-name="Text_20_body">Usuários novos dependem de clareza sobre funcionamento dos agentes, cobrança e fontes de evidências antes de aderir à plataforma. A transparência aumenta a confiança e reduz dúvidas recorrentes.</text:p>
      <text:p text:style-name="Text_20_body">Próximos passos: Conferir documentação central (painel EIAH &gt; Ajuda &gt; Sobre os Agentes). Seguir o guia abaixo para entender os agentes, os modelos de cobrança e as fontes de informação. Resumo: - Agentes EIAH são soluções de IA especializadas, cada uma focada em um domínio ou tarefa (Ex: diagnóstico estratégico, automação de marketing, análise de dados, copywriting, atendimento, etc). - Cada agente processa entradas, propõe recomendações e produz insights, executando via orquestração LLM/API. - A cobrança pode ser por uso (tokens, execuções ou pacotes), ou mensal/anual em tiers (plano). As tarefas mais complexas (estratégia, análise, copywriting high-end) usam modelos LLM de maior custo, refletindo no preço. - As informações vêm de datasets do próprio cliente, integrações ativas (CRM, Analytics, etc.), bases públicas/privadas e corpus curado pela EIAH. Algumas dependem de autorização pontual para extração de dados. Passo a Passo (Primeiros passos com os Agentes): 1. Escolha/ative agentes no painel conforme o tipo de consultoria ou automação desejado. 2. Informe as fontes de dados necessárias. Você será instruído sobre integrações com Google Analytics, CRMs, planilhas ou uploads diretos. 3. Identifique o escopo: cada agente terá exemplos do que pode fornecer (ex: diagnóstico de funil, automação de cadências, análise de campanhas, geração de conteúdo, etc). 4. Solicite uma análise ou peça recomendações. Os agentes exibem transparência nas fontes e métodos aplicados. 5. Acompanhe as sugestões, aceite ou rejeite; o sistema aprende com seu feedback, priorizando novas opções e evitando redundância. 6. Consulte o relatório de cobranças no painel <text:soft-page-break/>para ver consumo e previsibilidade de custos. Ferramentas necessárias: - Cadastro ativo na plataforma EIAH. - Permissões para conectar integrações de dados (Google, Meta, CRMs, WordPress, etc.). - Plano ativo (existem opções freemium ou trial para avaliação). Próximos passos: - Faça login na plataforma EIAH. - Acesse a seção “Agentes” para explorar ou ativar os disponíveis. - Use o guia em tela para cada agente, leia FAQs e consulte suporte para dúvidas operacionais. - Experimente um agente na prática usando dados de exemplo.</text:p>
      <text:list xml:id="list2020379673" text:style-name="L2">
        <text:list-item>
          <text:p text:style-name="P5">GPT_3_5_TURBO</text:p>
        </text:list-item>
        <text:list-item>
          <text:p text:style-name="P5">DOCUMENTACAO_GUIADA</text:p>
        </text:list-item>
        <text:list-item>
          <text:p text:style-name="P4">1100 tokens</text:p>
        </text:list-item>
      </text:list>
      <text:p text:style-name="Text_20_body">Marcar como adotadaAdicionar feedback</text:p>
      <text:h text:style-name="Heading_20_4" text:outline-level="4">Estado persistido</text:h>
      <text:p text:style-name="Preformatted_20_Text">{</text:p>
      <text:p text:style-name="Preformatted_20_Text"><text:s text:c="2"/>"version": 1,</text:p>
      <text:p text:style-name="Preformatted_20_Text"><text:s text:c="2"/>"recommendations": {</text:p>
      <text:p text:style-name="Preformatted_20_Text"><text:s text:c="4"/>"guia_funcionamento_agentes": {</text:p>
      <text:p text:style-name="Preformatted_20_Text"><text:s text:c="6"/>"score": 0.5,</text:p>
      <text:p text:style-name="Preformatted_20_Text"><text:s text:c="6"/>"status": "PENDENTE",</text:p>
      <text:p text:style-name="Preformatted_20_Text"><text:s text:c="6"/>"accepts": 0,</text:p>
      <text:p text:style-name="Preformatted_20_Text"><text:s text:c="6"/>"adopted": false,</text:p>
      <text:p text:style-name="Preformatted_20_Text"><text:s text:c="6"/>"rejects": 0,</text:p>
      <text:p text:style-name="Preformatted_20_Text"><text:s text:c="6"/>"lastAcceptedAt": null,</text:p>
      <text:p text:style-name="Preformatted_20_Text"><text:s text:c="6"/>"lastSuggestedAt": "2025-11-05T19:27:59.277Z"</text:p>
      <text:p text:style-name="Preformatted_20_Text"><text:s text:c="4"/>}</text:p>
      <text:p text:style-name="Preformatted_20_Text"><text:s text:c="2"/>}</text:p>
      <text:p text:style-name="P1">}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5T16:28:22.208000000</meta:creation-date>
    <dc:date>2025-11-05T16:29:04.556000000</dc:date>
    <meta:editing-duration>PT42S</meta:editing-duration>
    <meta:editing-cycles>1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37" meta:word-count="506" meta:character-count="3549" meta:non-whitespace-character-count="3034"/>
  </office:meta>
</office:document-meta>
</file>